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866" officeooo:paragraph-rsid="000c5866"/>
    </style:style>
    <style:style style:name="P2" style:family="paragraph" style:parent-style-name="Standard">
      <style:text-properties officeooo:rsid="000c5866" officeooo:paragraph-rsid="000cfcc0"/>
    </style:style>
    <style:style style:name="P3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8.39999961853027pt" fo:font-weight="normal" officeooo:rsid="000c5866" officeooo:paragraph-rsid="000c5866" fo:background-color="#1e1e1e"/>
    </style:style>
    <style:style style:name="P5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officeooo:rsid="000cfcc0" fo:background-color="#1e1e1e"/>
    </style:style>
    <style:style style:name="P6" style:family="paragraph" style:parent-style-name="Standard">
      <style:paragraph-properties style:line-height-at-least="0.1583in"/>
      <style:text-properties fo:color="#d4d4d4" loext:opacity="100%" fo:background-color="#1e1e1e"/>
    </style:style>
    <style:style style:name="P7" style:family="paragraph" style:parent-style-name="Standard">
      <style:paragraph-properties style:line-height-at-least="0.1583in"/>
      <style:text-properties fo:color="#d4d4d4" loext:opacity="100%" officeooo:paragraph-rsid="000cfcc0" fo:background-color="#1e1e1e"/>
    </style:style>
    <style:style style:name="P8" style:family="paragraph" style:parent-style-name="Standard">
      <style:paragraph-properties style:line-height-at-least="0.1583in"/>
    </style:style>
    <style:style style:name="P9" style:family="paragraph" style:parent-style-name="Standard">
      <style:text-properties officeooo:rsid="000cfcc0" officeooo:paragraph-rsid="000cfcc0"/>
    </style:style>
    <style:style style:name="P10" style:family="paragraph" style:parent-style-name="Standard">
      <style:text-properties officeooo:rsid="000cfcc0" officeooo:paragraph-rsid="000d6e87"/>
    </style:style>
    <style:style style:name="P11" style:family="paragraph" style:parent-style-name="Standard">
      <style:text-properties officeooo:paragraph-rsid="000cfcc0"/>
    </style:style>
    <style:style style:name="P12" style:family="paragraph" style:parent-style-name="Standard">
      <style:text-properties officeooo:rsid="000d6e87" officeooo:paragraph-rsid="000d6e87"/>
    </style:style>
    <style:style style:name="P13" style:family="paragraph" style:parent-style-name="Standard">
      <style:text-properties officeooo:rsid="000cfcc0" officeooo:paragraph-rsid="000cfcc0"/>
    </style:style>
    <style:style style:name="P14" style:family="paragraph" style:parent-style-name="Standard">
      <style:text-properties officeooo:rsid="000d6e87" officeooo:paragraph-rsid="000d6e87"/>
    </style:style>
    <style:style style:name="P15" style:family="paragraph" style:parent-style-name="Standard">
      <style:text-properties officeooo:rsid="000c5866" officeooo:paragraph-rsid="000c5866"/>
    </style:style>
    <style:style style:name="P16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17" style:family="paragraph" style:parent-style-name="Standard">
      <style:text-properties fo:color="#d4d4d4" loext:opacity="100%" style:font-name="Consolas" fo:font-size="8.39999961853027pt" fo:font-weight="normal" officeooo:rsid="000c5866" officeooo:paragraph-rsid="000c5866" fo:background-color="#1e1e1e"/>
    </style:style>
    <style:style style:name="P18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officeooo:rsid="000cfcc0" fo:background-color="#1e1e1e"/>
    </style:style>
    <style:style style:name="P19" style:family="paragraph" style:parent-style-name="Standard">
      <style:paragraph-properties style:line-height-at-least="0.1583in"/>
      <style:text-properties fo:color="#d4d4d4" loext:opacity="100%" fo:background-color="#1e1e1e"/>
    </style:style>
    <style:style style:name="P20" style:family="paragraph" style:parent-style-name="Standard">
      <style:paragraph-properties style:line-height-at-least="0.1583in"/>
    </style:style>
    <style:style style:name="T1" style:family="text">
      <style:text-properties officeooo:rsid="000cfcc0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8.39999961853027pt" fo:font-weight="normal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8.39999961853027pt" fo:font-weight="normal"/>
    </style:style>
    <style:style style:name="T6" style:family="text">
      <style:text-properties fo:color="#9cdcfe" loext:opacity="100%" officeooo:rsid="000cfcc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8.39999961853027pt" fo:font-weight="normal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style:font-name="Consolas" fo:font-size="8.39999961853027pt" fo:font-weight="normal"/>
    </style:style>
    <style:style style:name="T13" style:family="text">
      <style:text-properties style:font-name="Consolas" fo:font-size="8.39999961853027pt" fo:font-weight="normal"/>
    </style:style>
    <style:style style:name="T14" style:family="text">
      <style:text-properties fo:color="#6a9955" loext:opacity="100%"/>
    </style:style>
    <style:style style:name="T15" style:family="text">
      <style:text-properties fo:color="#6a9955" loext:opacity="100%" style:font-name="Consolas" fo:font-size="8.39999961853027pt" fo:font-weight="normal"/>
    </style:style>
    <style:style style:name="T16" style:family="text">
      <style:text-properties fo:color="#4fc1ff" loext:opacity="100%"/>
    </style:style>
    <style:style style:name="T17" style:family="text">
      <style:text-properties fo:color="#4fc1ff" loext:opacity="100%" style:font-name="Consolas" fo:font-size="8.39999961853027pt" fo:font-weight="normal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8.39999961853027pt" fo:font-weight="normal"/>
    </style:style>
    <style:style style:name="T20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style:font-name="inherit" fo:font-size="7.80000019073486pt" fo:letter-spacing="normal" fo:font-style="normal" fo:font-weight="normal" officeooo:rsid="000cfcc0" fo:background-color="transparent" loext:char-shading-value="0" loext:padding="0in" loext:border="none"/>
    </style:style>
    <style:style style:name="T22" style:family="text">
      <style:text-properties fo:font-variant="normal" fo:text-transform="none" style:font-name="inherit" fo:font-size="7.80000019073486pt" fo:letter-spacing="normal" fo:font-style="normal" fo:font-weight="normal" officeooo:rsid="000d6e87" fo:background-color="transparent" loext:char-shading-value="0" loext:padding="0in" loext:border="none"/>
    </style:style>
    <style:style style:name="T23" style:family="text">
      <style:text-properties fo:font-variant="normal" fo:text-transform="none" style:font-name="inherit" fo:font-size="7.80000019073486pt" fo:letter-spacing="normal" fo:font-style="normal" fo:font-weight="normal" officeooo:rsid="000fd422" fo:background-color="transparent" loext:char-shading-value="0" loext:padding="0in" loext:border="none"/>
    </style:style>
    <style:style style:name="T24" style:family="text">
      <style:text-properties officeooo:rsid="000dad44"/>
    </style:style>
    <style:style style:name="T25" style:family="text">
      <style:text-properties officeooo:rsid="000dbce1"/>
    </style:style>
    <style:style style:name="T26" style:family="text">
      <style:text-properties officeooo:rsid="000f0985"/>
    </style:style>
    <style:style style:name="T27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28" style:family="text">
      <style:text-properties officeooo:rsid="000fd4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his works. To make it into a module to import into the container </text:p>
      <text:p text:style-name="P1"/>
      <text:p text:style-name="P1">1) Copy main.ts to “Module_<text:span text:style-name="T1">Name</text:span>.ts” <text:span text:style-name="T26">and comment out the new vue and paste at the bottom:</text:span></text:p>
      <text:p text:style-name="P1"/>
      <text:p text:style-name="P4"><text:span text:style-name="T9">const</text:span> <text:span text:style-name="T16">Instance</text:span> = <text:span text:style-name="T9">new</text:span> <text:span text:style-name="T11">Vue</text:span>({</text:p>
      <text:p text:style-name="P6">  <text:span text:style-name="T5">router</text:span><text:span text:style-name="T13">,</text:span></text:p>
      <text:p text:style-name="P6">  <text:span text:style-name="T5">store</text:span><text:span text:style-name="T13">,</text:span></text:p>
      <text:p text:style-name="P6">  <text:span text:style-name="T19">render</text:span><text:span text:style-name="T5">:</text:span><text:span text:style-name="T13"> (</text:span><text:span text:style-name="T19">h</text:span><text:span text:style-name="T13">) </text:span><text:span text:style-name="T10">=&gt;</text:span><text:span text:style-name="T13"> </text:span><text:span text:style-name="T19">h</text:span><text:span text:style-name="T13">(</text:span><text:span text:style-name="T12">App</text:span><text:span text:style-name="T13">),</text:span></text:p>
      <text:p text:style-name="P3">}) <text:span text:style-name="T14">//.$mount("#app")</text:span></text:p>
      <text:p text:style-name="P8"/>
      <text:p text:style-name="P3"><text:span text:style-name="T9">interface</text:span> <text:span text:style-name="T11">ModuleConfig</text:span> {</text:p>
      <text:p text:style-name="P6">  <text:span text:style-name="T5">foo</text:span><text:span text:style-name="T13">?: </text:span><text:span text:style-name="T12">string</text:span></text:p>
      <text:p text:style-name="P3">}</text:p>
      <text:p text:style-name="P8"/>
      <text:p text:style-name="P3"><text:span text:style-name="T2">export</text:span> <text:span text:style-name="T2">default</text:span> <text:span text:style-name="T9">class</text:span> <text:span text:style-name="T11">Module</text:span> {</text:p>
      <text:p text:style-name="P6">  <text:span text:style-name="T10">constructor</text:span><text:span text:style-name="T13">(</text:span><text:span text:style-name="T5">selector</text:span><text:span text:style-name="T13">: </text:span><text:span text:style-name="T12">string</text:span><text:span text:style-name="T13">, </text:span><text:span text:style-name="T5">config</text:span><text:span text:style-name="T13">: </text:span><text:span text:style-name="T12">ModuleConfig</text:span><text:span text:style-name="T13">) {</text:span></text:p>
      <text:p text:style-name="P6">    <text:span text:style-name="T12">Vue</text:span><text:span text:style-name="T13">.</text:span><text:span text:style-name="T19">set</text:span><text:span text:style-name="T13">(</text:span><text:span text:style-name="T17">Instance</text:span><text:span text:style-name="T13">, </text:span><text:span text:style-name="T8">"config"</text:span><text:span text:style-name="T13">, {</text:span></text:p>
      <text:p text:style-name="P6">      <text:span text:style-name="T13">...</text:span><text:span text:style-name="T5">config</text:span><text:span text:style-name="T13">,</text:span></text:p>
      <text:p text:style-name="P6">      <text:span text:style-name="T15">// id is optional. but allows setting the app's `id` dynamically to same `id`</text:span></text:p>
      <text:p text:style-name="P6">      <text:span text:style-name="T15">// as the context page placeholder (which app replaces), for consistency</text:span></text:p>
      <text:p text:style-name="P6">      <text:span text:style-name="T15">// for this, you have to assign `config.id` to App's `$el` in its `mounted()`</text:span></text:p>
      <text:p text:style-name="P6">      <text:span text:style-name="T5">id:</text:span><text:span text:style-name="T13"> </text:span><text:span text:style-name="T5">selector</text:span><text:span text:style-name="T13">.</text:span><text:span text:style-name="T19">replace</text:span><text:span text:style-name="T13">(</text:span><text:span text:style-name="T8">"#"</text:span><text:span text:style-name="T13">, </text:span><text:span text:style-name="T8">""</text:span><text:span text:style-name="T13">),</text:span></text:p>
      <text:p text:style-name="P6">      <text:span text:style-name="T15">// or document.querySelector(selector).id || 'someClassApp'</text:span></text:p>
      <text:p text:style-name="P6">    <text:span text:style-name="T13">})</text:span></text:p>
      <text:p text:style-name="P6">    <text:span text:style-name="T17">Instance</text:span><text:span text:style-name="T13">.</text:span><text:span text:style-name="T19">$mount</text:span><text:span text:style-name="T13">(</text:span><text:span text:style-name="T5">selector</text:span><text:span text:style-name="T13">)</text:span></text:p>
      <text:p text:style-name="P6">    <text:span text:style-name="T3">return</text:span><text:span text:style-name="T13"> </text:span><text:span text:style-name="T17">Instance</text:span></text:p>
      <text:p text:style-name="P6">  <text:span text:style-name="T13">}</text:span></text:p>
      <text:p text:style-name="P8"><text:span text:style-name="T27">}</text:span></text:p>
      <text:p text:style-name="P1"/>
      <text:p text:style-name="P1">2) Rename main.ts to “main.old.ts”</text:p>
      <text:p text:style-name="P1">3) Make a new “main.ts” <text:span text:style-name="T1">and add</text:span></text:p>
      <text:p text:style-name="P1"/>
      <text:p text:style-name="P4"><text:span text:style-name="T2">import</text:span> <text:span text:style-name="T6">Module_Name</text:span> <text:span text:style-name="T2">from</text:span> <text:span text:style-name="T7">"@/Module"</text:span></text:p>
      <text:p text:style-name="P8"/>
      <text:p text:style-name="P3"><text:span text:style-name="T2">export</text:span> <text:span text:style-name="T2">default</text:span> <text:span text:style-name="T9">new</text:span> <text:span text:style-name="T11">Module</text:span>(<text:span text:style-name="T7">"#devhook"</text:span>, {</text:p>
      <text:p text:style-name="P6">  <text:span text:style-name="T15">// config object</text:span></text:p>
      <text:p text:style-name="P3">})</text:p>
      <text:p text:style-name="P8"/>
      <text:p text:style-name="P3"><text:span text:style-name="T9">const</text:span> <text:span text:style-name="T16">app</text:span> = <text:span text:style-name="T4">document</text:span>.<text:span text:style-name="T18">querySelector</text:span>(<text:span text:style-name="T7">"#devhook"</text:span>)</text:p>
      <text:p text:style-name="P3"><text:span text:style-name="T2">if</text:span> (<text:span text:style-name="T16">app</text:span> <text:span text:style-name="T9">instanceof</text:span> <text:span text:style-name="T11">HTMLElement</text:span>) {</text:p>
      <text:p text:style-name="P6">  <text:span text:style-name="T17">app</text:span><text:span text:style-name="T13">.</text:span><text:span text:style-name="T19">addEventListener</text:span><text:span text:style-name="T13">(</text:span><text:span text:style-name="T8">"some-event"</text:span><text:span text:style-name="T13">, </text:span><text:span text:style-name="T10">function</text:span><text:span text:style-name="T13"> (</text:span><text:span text:style-name="T5">e</text:span><text:span text:style-name="T13">) {</text:span></text:p>
      <text:p text:style-name="P6">    <text:span text:style-name="T3">if</text:span><text:span text:style-name="T13"> (</text:span><text:span text:style-name="T5">e</text:span><text:span text:style-name="T13"> </text:span><text:span text:style-name="T10">instanceof</text:span><text:span text:style-name="T13"> </text:span><text:span text:style-name="T12">CustomEvent</text:span><text:span text:style-name="T13">) {</text:span></text:p>
      <text:p text:style-name="P7">      <text:span text:style-name="T5">cconsole</text:span><text:span text:style-name="T13">.</text:span><text:span text:style-name="T19">log</text:span><text:span text:style-name="T13">(</text:span><text:span text:style-name="T8">"clickevnet"</text:span><text:span text:style-name="T13">)</text:span></text:p>
      <text:p text:style-name="P7"><text:span text:style-name="T5">      console.</text:span><text:span text:style-name="T19">log</text:span><text:span text:style-name="T5">(e.</text:span><text:span text:style-name="T17">detail</text:span><text:span text:style-name="T5">)</text:span></text:p>
      <text:p text:style-name="P6">      <text:span text:style-name="T15">// you can test events emitted for context app here...</text:span></text:p>
      <text:p text:style-name="P6">    <text:span text:style-name="T13">}</text:span></text:p>
      <text:p text:style-name="P6">  <text:span text:style-name="T13">})</text:span></text:p>
      <text:p text:style-name="P5"/>
      <text:p text:style-name="P5"/>
      <text:p text:style-name="P5"/>
      <text:p text:style-name="P5"/>
      <text:p text:style-name="P5"/>
      <text:p text:style-name="P9"><text:soft-page-break/>Replacing “devhook” and other code as necessary. </text:p>
      <text:p text:style-name="P2"/>
      <text:p text:style-name="P9">4) Replace ID in public/index.html with “devhook” or whatever was picked ..</text:p>
      <text:p text:style-name="P11"><text:span text:style-name="T1">5) Build with: </text:span><text:span text:style-name="Source_20_Text"><text:span text:style-name="T23">npx v</text:span></text:span><text:span text:style-name="Source_20_Text"><text:span text:style-name="T20">ue-cli-service build --target lib --name </text:span></text:span><text:span text:style-name="Source_20_Text"><text:span text:style-name="T21">Module_Name</text:span></text:span><text:span text:style-name="Source_20_Text"><text:span text:style-name="T20"> --inline-css --inline-vue src/</text:span></text:span><text:span text:style-name="Source_20_Text"><text:span text:style-name="T22">Module_Name</text:span></text:span><text:span text:style-name="Source_20_Text"><text:span text:style-name="T21"> </text:span></text:span><text:span text:style-name="Source_20_Text"><text:span text:style-name="T20">.ts</text:span></text:span></text:p>
      <text:p text:style-name="P10"/>
      <text:p text:style-name="P12">There should now be a Module_Name.umd.js file in “dist”</text:p>
      <text:p text:style-name="P12">This is the file that the container imports. The plan is to add it to a folder like: Project/Module_name?Module_Name.umd.js and that’s the repo for the module code. </text:p>
      <text:p text:style-name="P12"/>
      <text:p text:style-name="P12">Then the editor app.. an electron app.. checks the repo on restart and downloads it into the public folder. That way module logic and html <text:s/>and css can be updated. Although for mere tweaks not involving text it should be <text:span text:style-name="T24">possible</text:span> to upload new versions without consequence, to be safe I’d want to <text:s/>save changes, nuke the old json, and regenerate it every time I do a major change. <text:span text:style-name="T24">The “client apps” should look for changes in the repo and just download the new version once </text:span><text:span text:style-name="T25">committed</text:span><text:span text:style-name="T24">.</text:span></text:p>
      <text:p text:style-name="P12"/>
      <text:p text:style-name="P12">The editor should autosave to prevent loss of data because in practice this will have to be done a lot.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15:17:19.026000000</dc:date>
    <meta:editing-duration>PT1H8M8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46" meta:word-count="353" meta:character-count="2320" meta:non-whitespace-character-count="1916"/>
  </office:meta>
</office:document-meta>
</file>